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18cm" table:align="margins"/>
    </style:style>
    <style:style style:name="Tableau1.A" style:family="table-column">
      <style:table-column-properties style:column-width="9.456cm" style:rel-column-width="32760*"/>
    </style:style>
    <style:style style:name="Tableau1.B" style:family="table-column">
      <style:table-column-properties style:column-width="9.462cm" style:rel-column-width="32775*"/>
    </style:style>
    <style:style style:name="Tableau1.1" style:family="table-row">
      <style:table-row-properties style:min-row-height="0.132cm"/>
    </style:style>
    <style:style style:name="Tableau2" style:family="table">
      <style:table-properties style:width="18.918cm" table:align="margins"/>
    </style:style>
    <style:style style:name="Tableau2.A" style:family="table-column">
      <style:table-column-properties style:column-width="11.292cm" style:rel-column-width="39122*"/>
    </style:style>
    <style:style style:name="Tableau2.B" style:family="table-column">
      <style:table-column-properties style:column-width="2.2cm" style:rel-column-width="7622*"/>
    </style:style>
    <style:style style:name="Tableau2.C" style:family="table-column">
      <style:table-column-properties style:column-width="5.424cm" style:rel-column-width="18791*"/>
    </style:style>
    <style:style style:name="Tableau2.A1" style:family="table-cell">
      <style:table-cell-properties fo:background-color="#eb613d" fo:padding-left="0.3cm" fo:padding-right="0.3cm" fo:padding-top="0.101cm" fo:padding-bottom="0.101cm" fo:border-left="0.088cm solid #eb613d" fo:border-right="none" fo:border-top="0.088cm solid #eb613d" fo:border-bottom="0.088cm solid #eb613d">
        <style:background-image/>
      </style:table-cell-properties>
    </style:style>
    <style:style style:name="Tableau2.C1" style:family="table-cell">
      <style:table-cell-properties fo:background-color="#eb613d" fo:padding-left="0.3cm" fo:padding-right="0.3cm" fo:padding-top="0.101cm" fo:padding-bottom="0.101cm" fo:border="0.088cm solid #eb613d">
        <style:background-image/>
      </style:table-cell-properties>
    </style:style>
    <style:style style:name="Tableau3" style:family="table">
      <style:table-properties style:width="18.918cm" table:align="margins"/>
    </style:style>
    <style:style style:name="Tableau3.A" style:family="table-column">
      <style:table-column-properties style:column-width="11.266cm" style:rel-column-width="39030*"/>
    </style:style>
    <style:style style:name="Tableau3.B" style:family="table-column">
      <style:table-column-properties style:column-width="2.226cm" style:rel-column-width="7714*"/>
    </style:style>
    <style:style style:name="Tableau3.C" style:family="table-column">
      <style:table-column-properties style:column-width="5.424cm" style:rel-column-width="18791*"/>
    </style:style>
    <style:style style:name="Tableau3.A1" style:family="table-cell">
      <style:table-cell-properties fo:background-color="transparent" fo:padding="0.3cm" fo:border-left="0.088cm solid #eb613d" fo:border-right="none" fo:border-top="none" fo:border-bottom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-left="none" fo:border-right="0.088cm solid #eb613d" fo:border-top="none" fo:border-bottom="none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3.494cm" style:rel-column-width="46745*"/>
    </style:style>
    <style:style style:name="Table6.B" style:family="table-column">
      <style:table-column-properties style:column-width="5.424cm" style:rel-column-width="18790*"/>
    </style:style>
    <style:style style:name="Table6.A1" style:family="table-cell">
      <style:table-cell-properties fo:padding="0.3cm" fo:border-left="0.088cm solid #eb613d" fo:border-right="none" fo:border-top="none" fo:border-bottom="none"/>
    </style:style>
    <style:style style:name="Table6.B1" style:family="table-cell">
      <style:table-cell-properties fo:padding="0.3cm" fo:border-left="none" fo:border-right="0.088cm solid #eb613d" fo:border-top="none" fo:border-bottom="none"/>
    </style:style>
    <style:style style:name="Tableau5" style:family="table">
      <style:table-properties style:width="18.918cm" table:align="margins"/>
    </style:style>
    <style:style style:name="Tableau5.A" style:family="table-column">
      <style:table-column-properties style:column-width="18.918cm" style:rel-column-width="65535*"/>
    </style:style>
    <style:style style:name="Tableau5.A1" style:family="table-cell">
      <style:table-cell-properties fo:padding="0.3cm" fo:border-left="0.088cm solid #eb613d" fo:border-right="0.088cm solid #eb613d" fo:border-top="none" fo:border-bottom="0.088cm solid #eb613d"/>
    </style:style>
    <style:style style:name="Tableau6" style:family="table">
      <style:table-properties style:width="18.918cm" table:align="margins"/>
    </style:style>
    <style:style style:name="Tableau6.A" style:family="table-column">
      <style:table-column-properties style:column-width="11.292cm" style:rel-column-width="39122*"/>
    </style:style>
    <style:style style:name="Tableau6.B" style:family="table-column">
      <style:table-column-properties style:column-width="2.2cm" style:rel-column-width="7622*"/>
    </style:style>
    <style:style style:name="Tableau6.C" style:family="table-column">
      <style:table-column-properties style:column-width="5.424cm" style:rel-column-width="18791*"/>
    </style:style>
    <style:style style:name="Tableau6.A1" style:family="table-cell">
      <style:table-cell-properties fo:background-color="#579d1c" fo:padding-left="0.3cm" fo:padding-right="0.3cm" fo:padding-top="0.101cm" fo:padding-bottom="0.101cm" fo:border-left="0.088cm solid #579d1c" fo:border-right="none" fo:border-top="0.088cm solid #579d1c" fo:border-bottom="0.088cm solid #579d1c">
        <style:background-image/>
      </style:table-cell-properties>
    </style:style>
    <style:style style:name="Tableau6.C1" style:family="table-cell">
      <style:table-cell-properties fo:background-color="#579d1c" fo:padding-left="0.3cm" fo:padding-right="0.3cm" fo:padding-top="0.101cm" fo:padding-bottom="0.101cm" fo:border="0.088cm solid #579d1c">
        <style:background-image/>
      </style:table-cell-properties>
    </style:style>
    <style:style style:name="Tableau7" style:family="table">
      <style:table-properties style:width="18.918cm" table:align="margins"/>
    </style:style>
    <style:style style:name="Tableau7.A" style:family="table-column">
      <style:table-column-properties style:column-width="11.266cm" style:rel-column-width="39030*"/>
    </style:style>
    <style:style style:name="Tableau7.B" style:family="table-column">
      <style:table-column-properties style:column-width="2.226cm" style:rel-column-width="7714*"/>
    </style:style>
    <style:style style:name="Tableau7.C" style:family="table-column">
      <style:table-column-properties style:column-width="5.424cm" style:rel-column-width="18791*"/>
    </style:style>
    <style:style style:name="Tableau7.A1" style:family="table-cell">
      <style:table-cell-properties fo:background-color="transparent" fo:padding="0.3cm" fo:border-left="0.088cm solid #579d1c" fo:border-right="none" fo:border-top="none" fo:border-bottom="none">
        <style:background-image/>
      </style:table-cell-properties>
    </style:style>
    <style:style style:name="Tableau7.B1" style:family="table-cell">
      <style:table-cell-properties fo:padding="0.3cm" fo:border="none"/>
    </style:style>
    <style:style style:name="Tableau7.C1" style:family="table-cell">
      <style:table-cell-properties fo:padding="0.3cm" fo:border-left="none" fo:border-right="0.088cm solid #579d1c" fo:border-top="none" fo:border-bottom="none"/>
    </style:style>
    <style:style style:name="Tableau8" style:family="table">
      <style:table-properties style:width="18.918cm" table:align="margins"/>
    </style:style>
    <style:style style:name="Tableau8.A" style:family="table-column">
      <style:table-column-properties style:column-width="13.494cm" style:rel-column-width="46745*"/>
    </style:style>
    <style:style style:name="Tableau8.B" style:family="table-column">
      <style:table-column-properties style:column-width="5.424cm" style:rel-column-width="18790*"/>
    </style:style>
    <style:style style:name="Tableau8.A1" style:family="table-cell">
      <style:table-cell-properties fo:padding="0.3cm" fo:border-left="0.088cm solid #579d1c" fo:border-right="none" fo:border-top="none" fo:border-bottom="none"/>
    </style:style>
    <style:style style:name="Tableau8.B1" style:family="table-cell">
      <style:table-cell-properties fo:padding="0.3cm" fo:border-left="none" fo:border-right="0.088cm solid #579d1c" fo:border-top="none" fo:border-bottom="none"/>
    </style:style>
    <style:style style:name="Tableau9" style:family="table">
      <style:table-properties style:width="18.918cm" table:align="margins"/>
    </style:style>
    <style:style style:name="Tableau9.A" style:family="table-column">
      <style:table-column-properties style:column-width="18.918cm" style:rel-column-width="65535*"/>
    </style:style>
    <style:style style:name="Tableau9.A1" style:family="table-cell">
      <style:table-cell-properties fo:padding="0.3cm" fo:border-left="0.088cm solid #579d1c" fo:border-right="0.088cm solid #579d1c" fo:border-top="none" fo:border-bottom="0.088cm solid #579d1c"/>
    </style:style>
    <style:style style:name="Tableau4" style:family="table">
      <style:table-properties style:width="18.918cm" table:align="margins"/>
    </style:style>
    <style:style style:name="Tableau4.A" style:family="table-column">
      <style:table-column-properties style:column-width="11.292cm" style:rel-column-width="39122*"/>
    </style:style>
    <style:style style:name="Tableau4.B" style:family="table-column">
      <style:table-column-properties style:column-width="2.2cm" style:rel-column-width="7622*"/>
    </style:style>
    <style:style style:name="Tableau4.C" style:family="table-column">
      <style:table-column-properties style:column-width="5.424cm" style:rel-column-width="18791*"/>
    </style:style>
    <style:style style:name="Tableau4.A1" style:family="table-cell">
      <style:table-cell-properties fo:background-color="#4c1900" fo:padding-left="0.3cm" fo:padding-right="0.3cm" fo:padding-top="0.101cm" fo:padding-bottom="0.101cm" fo:border-left="0.088cm solid #4c1900" fo:border-right="none" fo:border-top="0.088cm solid #4c1900" fo:border-bottom="0.088cm solid #4c1900">
        <style:background-image/>
      </style:table-cell-properties>
    </style:style>
    <style:style style:name="Tableau4.C1" style:family="table-cell">
      <style:table-cell-properties fo:background-color="#4c1900" fo:padding-left="0.3cm" fo:padding-right="0.3cm" fo:padding-top="0.101cm" fo:padding-bottom="0.101cm" fo:border="0.088cm solid #4c1900">
        <style:background-image/>
      </style:table-cell-properties>
    </style:style>
    <style:style style:name="Tableau10" style:family="table">
      <style:table-properties style:width="18.918cm" table:align="margins"/>
    </style:style>
    <style:style style:name="Tableau10.A" style:family="table-column">
      <style:table-column-properties style:column-width="11.266cm" style:rel-column-width="39030*"/>
    </style:style>
    <style:style style:name="Tableau10.B" style:family="table-column">
      <style:table-column-properties style:column-width="2.226cm" style:rel-column-width="7714*"/>
    </style:style>
    <style:style style:name="Tableau10.C" style:family="table-column">
      <style:table-column-properties style:column-width="5.424cm" style:rel-column-width="18791*"/>
    </style:style>
    <style:style style:name="Tableau10.A1" style:family="table-cell">
      <style:table-cell-properties fo:background-color="transparent" fo:padding="0.3cm" fo:border-left="0.088cm solid #4c1900" fo:border-right="none" fo:border-top="none" fo:border-bottom="none">
        <style:background-image/>
      </style:table-cell-properties>
    </style:style>
    <style:style style:name="Tableau10.B1" style:family="table-cell">
      <style:table-cell-properties fo:padding="0.3cm" fo:border="none"/>
    </style:style>
    <style:style style:name="Tableau10.C1" style:family="table-cell">
      <style:table-cell-properties fo:padding="0.3cm" fo:border-left="none" fo:border-right="0.088cm solid #4c1900" fo:border-top="none" fo:border-bottom="none"/>
    </style:style>
    <style:style style:name="Tableau11" style:family="table">
      <style:table-properties style:width="18.918cm" table:align="margins"/>
    </style:style>
    <style:style style:name="Tableau11.A" style:family="table-column">
      <style:table-column-properties style:column-width="13.494cm" style:rel-column-width="46745*"/>
    </style:style>
    <style:style style:name="Tableau11.B" style:family="table-column">
      <style:table-column-properties style:column-width="5.424cm" style:rel-column-width="18790*"/>
    </style:style>
    <style:style style:name="Tableau11.A1" style:family="table-cell">
      <style:table-cell-properties fo:padding="0.3cm" fo:border-left="0.088cm solid #4c1900" fo:border-right="none" fo:border-top="none" fo:border-bottom="none"/>
    </style:style>
    <style:style style:name="Tableau11.B1" style:family="table-cell">
      <style:table-cell-properties fo:padding="0.3cm" fo:border-left="none" fo:border-right="0.088cm solid #4c1900" fo:border-top="none" fo:border-bottom="none"/>
    </style:style>
    <style:style style:name="Tableau12" style:family="table">
      <style:table-properties style:width="18.918cm" table:align="margins"/>
    </style:style>
    <style:style style:name="Tableau12.A" style:family="table-column">
      <style:table-column-properties style:column-width="18.918cm" style:rel-column-width="65535*"/>
    </style:style>
    <style:style style:name="Tableau12.A1" style:family="table-cell">
      <style:table-cell-properties fo:padding="0.3cm" fo:border-left="0.088cm solid #4c1900" fo:border-right="0.088cm solid #4c1900" fo:border-top="none" fo:border-bottom="0.088cm solid #4c1900"/>
    </style:style>
    <style:style style:name="P1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font-name="Arial" fo:font-size="16pt" fo:language="fr" fo:country="FR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Arial1" fo:font-size="12pt" style:font-size-asian="12pt" style:font-size-complex="12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end" style:justify-single-word="false"/>
      <style:text-properties fo:color="#eb613d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579d1c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eb613d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579d1c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ffff" style:font-name="Arial" fo:font-weight="bold" style:font-weight-asian="bold" style:font-weight-complex="bold"/>
    </style:style>
    <style:style style:name="P17" style:family="paragraph" style:parent-style-name="Table_20_Contents">
      <style:text-properties style:font-name="Arial"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text-align="end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font-name="Arial" fo:font-size="16pt" fo:language="fr" fo:country="FR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ffffff" style:font-name="Arial" fo:font-weight="bold" style:font-weight-asian="bold" style:font-weight-complex="bold"/>
    </style:style>
    <style:style style:name="P28" style:family="paragraph" style:parent-style-name="Table_20_Contents">
      <style:text-properties style:font-name="Arial" fo:font-weight="bol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fo:color="#000000" style:text-outline="false" style:text-line-through-style="none" style:font-name="Arial1" fo:font-size="12pt" fo:language="fr" fo:country="FR" fo:font-style="normal" fo:text-shadow="none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font-name="Arial1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5" style:family="text">
      <style:text-properties style:text-outline="false" style:text-line-through-style="none" style:font-name="Arial1" fo:language="fr" fo:country="FR" fo:text-shadow="none" style:text-underline-style="none" style:font-name-asian="Monospace" style:font-name-complex="Monospace"/>
    </style:style>
    <style:style style:name="T6" style:family="text">
      <style:text-properties fo:color="#eb613d" style:text-outline="false" style:text-line-through-style="none" style:font-name="Arial1" fo:language="fr" fo:country="FR" fo:text-shadow="none" style:text-underline-style="none"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setLang(o.partner_id.lang or 'en_US'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>
            <text:p text:style-name="P5"/>
          </table:table-cell>
          <table:table-cell office:value-type="string">
            <text:p text:style-name="P7"><text:text-input text:description="&lt;_(&quot;Customer's Address&quot;)&gt;">Customer's Address:
</text:text-input></text:p>
            <text:p text:style-name="P8"><text:text-input text:description="&lt;if test=&quot;o.partner_id.parent_id&quot;&gt;">If company</text:text-input></text:p>
            <text:p text:style-name="P8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8"><text:text-input text:description="&lt;/if&gt;">end if</text:text-input></text:p>
            <text:p text:style-name="P8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8"><text:text-input text:description="&lt;(o.partner_id.parent_id and display_address(o.partner_id.parent_id)) or (o.partner_id and display_address(o.partner_id)) or ''&gt;">Partner address</text:text-input></text:p>
            <text:p text:style-name="P6"><text:text-input text:description="&lt;if test='o.partner_id.vat'&gt;">If partner's got VAT</text:text-input></text:p>
            <text:p text:style-name="P5"><text:span text:style-name="T3"><text:text-input text:description="&lt;_(&quot;VAT:&quot;)&gt;">VAT:</text:text-input></text:span> <text:text-input text:description="&lt;o.partner_id.vat&gt;">VAT partner</text:text-input></text:p>
            <text:p text:style-name="P6"><text:text-input text:description="&lt;/if&gt;">End if fax</text:text-input></text:p>
          </table:table-cell>
        </table:table-row>
      </table:table>
      <text:p text:style-name="P1"/>
      <text:p text:style-name="P2"><text:text-input text:description="&lt;if test=&quot;o.type in ('out_invoice','in_invoice')&quot;&gt;">If invoice</text:text-input> <text:text-input text:description="&lt;_(&quot;Invoice&quot;)&gt;">Invoice</text:text-input> <text:text-input text:description="&lt;/if&gt;">end if</text:text-input> <text:text-input text:description="&lt;if test=&quot;o.type in ('out_refund''in_refund')&quot;&gt;">Else</text:text-input> <text:text-input text:description="&lt;_(&quot;Refund&quot;)&gt;">Refund</text:text-input> <text:text-input text:description="&lt;/if&gt;">end if</text:text-input> <text:text-input text:description="&lt;o.number&gt;">number</text:text-input></text:p>
      <text:p text:style-name="P2"/>
      <text:p text:style-name="P2"/>
      <text:p text:style-name="P9"><text:text-input text:description="&lt;for each=&quot;category in get_by_categories('sale.order', o.id)&quot;&gt;">Loop on categories</text:text-input></text:p>
      <text:p text:style-name="P9"><text:text-input text:description="&lt;choose&gt;">Start choose</text:text-input></text:p>
      <text:p text:style-name="P9"><text:text-input text:description="&lt;when test=&quot;category.code == 'none'&quot;&gt;">When not in category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5">Others</text:p>
          </table:table-cell>
          <table:table-cell table:style-name="Tableau4.A1" office:value-type="string">
            <text:p text:style-name="P16">Qty</text:p>
          </table:table-cell>
          <table:table-cell table:style-name="Tableau4.C1" office:value-type="string">
            <text:p text:style-name="P16">Subtotal</text:p>
          </table:table-cell>
        </table:table-row>
      </table:table>
      <text:p text:style-name="P9"><text:text-input text:description="&lt;for each=&quot;line in category.lines&quot;&gt;">For each line</text:text-input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7"><text:text-input text:description="&lt;line.product_id&gt;">Product name</text:text-input></text:p>
          </table:table-cell>
          <table:table-cell table:style-name="Tableau10.B1" office:value-type="string">
            <text:p text:style-name="P19"><text:text-input text:description="&lt;line.product_uom_qty&gt;">Quantity</text:text-input></text:p>
          </table:table-cell>
          <table:table-cell table:style-name="Tableau10.C1" office:value-type="string">
            <text:p text:style-name="P3"><text:text-input text:description="&lt;formatLang(line.price_unit * line.product_uom_qty)&gt;">Price</text:text-input> <text:span text:style-name="T4"><text:text-input text:description="&lt;o.currency_id.symbol&gt;">currency</text:text-input></text:span></text:p>
          </table:table-cell>
        </table:table-row>
      </table:table>
      <text:p text:style-name="P9"><text:text-input text:description="&lt;/for&gt;">End for</text:text-input></text:p>
      <text:p text:style-name="P4"><text:text-input text:description="&lt;if test=&quot;category.discount&quot;&gt;">If discount</text:text-input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5">Discount</text:p>
          </table:table-cell>
          <table:table-cell table:style-name="Tableau11.B1" office:value-type="string">
            <text:p text:style-name="P24">- <text:text-input text:description="&lt;formatLang(category.discount)&gt;">Category discount</text:text-input> <text:span text:style-name="T5"><text:text-input text:description="&lt;o.currency_id.symbol&gt;">currency</text:text-input></text:span></text:p>
          </table:table-cell>
        </table:table-row>
      </table:table>
      <text:p text:style-name="P4"><text:text-input text:description="&lt;/if&gt;">end if discount</text:text-input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8">Total: <text:text-input text:description="&lt;formatLang(category.total)&gt;">Category total</text:text-input> <text:span text:style-name="T1"><text:text-input text:description="&lt;o.currency_id.symbol&gt;">currency</text:text-input></text:span></text:p>
          </table:table-cell>
        </table:table-row>
      </table:table>
      <text:p text:style-name="P9"/>
      <text:p text:style-name="P9"><text:text-input text:description="&lt;/when&gt;">End when</text:text-input></text:p>
      <text:p text:style-name="P9"><text:text-input text:description="&lt;when test=&quot;category.code == 'product_group1'&quot;&gt;">When code equals product_group1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<text:text-input text:description="&lt;category.name&gt;">Category name</text:text-input></text:p>
          </table:table-cell>
          <table:table-cell table:style-name="Tableau2.A1" office:value-type="string">
            <text:p text:style-name="P16">Qty</text:p>
          </table:table-cell>
          <table:table-cell table:style-name="Tableau2.C1" office:value-type="string">
            <text:p text:style-name="P16">Subtotal</text:p>
          </table:table-cell>
        </table:table-row>
      </table:table>
      <text:p text:style-name="P9"><text:text-input text:description="&lt;for each=&quot;line in category.lines&quot;&gt;">For each line</text:text-input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7"><text:text-input text:description="&lt;line.product_id&gt;">Product name</text:text-input></text:p>
          </table:table-cell>
          <table:table-cell table:style-name="Tableau3.B1" office:value-type="string">
            <text:p text:style-name="P19"><text:text-input text:description="&lt;line.product_uom_qty&gt;">Quantity</text:text-input></text:p>
          </table:table-cell>
          <table:table-cell table:style-name="Tableau3.C1" office:value-type="string">
            <text:p text:style-name="P3"><text:text-input text:description="&lt;formatLang(line.price_unit * line.product_uom_qty)&gt;">Price</text:text-input> <text:span text:style-name="T4"><text:text-input text:description="&lt;o.currency_id.symbol&gt;">currency</text:text-input></text:span></text:p>
          </table:table-cell>
        </table:table-row>
      </table:table>
      <text:p text:style-name="P9"><text:text-input text:description="&lt;/for&gt;">End for</text:text-input></text:p>
      <text:p text:style-name="P4"><text:text-input text:description="&lt;if test=&quot;category.discount&quot;&gt;">If discount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Discount</text:p>
          </table:table-cell>
          <table:table-cell table:style-name="Table6.B1" office:value-type="string">
            <text:p text:style-name="P10">- <text:text-input text:description="&lt;formatLang(category.discount)&gt;">Category discount</text:text-input> <text:span text:style-name="T5"><text:text-input text:description="&lt;o.currency_id.symbol&gt;">currency</text:text-input></text:span></text:p>
          </table:table-cell>
        </table:table-row>
      </table:table>
      <text:p text:style-name="P4"><text:text-input text:description="&lt;/if&gt;">end if discount</text:text-input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8">Total: <text:text-input text:description="&lt;formatLang(category.total)&gt;">Category total</text:text-input> <text:span text:style-name="T1"><text:text-input text:description="&lt;o.currency_id.symbol&gt;">currency</text:text-input></text:span></text:p>
          </table:table-cell>
        </table:table-row>
      </table:table>
      <text:p text:style-name="P9"/>
      <text:p text:style-name="P9"><text:text-input text:description="&lt;/when&gt;">End when</text:text-input></text:p>
      <text:p text:style-name="P9"><text:text-input text:description="&lt;when test=&quot;category.code == 'product_group2'&quot;&gt;">When code equals product_group2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15"><text:text-input text:description="&lt;category.name&gt;">Category name</text:text-input></text:p>
          </table:table-cell>
          <table:table-cell table:style-name="Tableau6.A1" office:value-type="string">
            <text:p text:style-name="P16">Qty</text:p>
          </table:table-cell>
          <table:table-cell table:style-name="Tableau6.C1" office:value-type="string">
            <text:p text:style-name="P16">Subtotal</text:p>
          </table:table-cell>
        </table:table-row>
      </table:table>
      <text:p text:style-name="P9"><text:text-input text:description="&lt;for each=&quot;line in category.lines&quot;&gt;">For each line</text:text-input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<text:text-input text:description="&lt;line.product_id&gt;">Product name</text:text-input></text:p>
          </table:table-cell>
          <table:table-cell table:style-name="Tableau7.B1" office:value-type="string">
            <text:p text:style-name="P19"><text:text-input text:description="&lt;line.product_uom_qty&gt;">Quantity</text:text-input></text:p>
          </table:table-cell>
          <table:table-cell table:style-name="Tableau7.C1" office:value-type="string">
            <text:p text:style-name="P3"><text:text-input text:description="&lt;formatLang(line.price_unit * line.product_uom_qty)&gt;">Price</text:text-input> <text:span text:style-name="T4"><text:text-input text:description="&lt;o.currency_id.symbol&gt;">currency</text:text-input></text:span></text:p>
          </table:table-cell>
        </table:table-row>
      </table:table>
      <text:p text:style-name="P9"><text:text-input text:description="&lt;/for&gt;">End for</text:text-input></text:p>
      <text:p text:style-name="P4"><text:text-input text:description="&lt;if test=&quot;category.discount&quot;&gt;">If discount</text:text-input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3">Discount</text:p>
          </table:table-cell>
          <table:table-cell table:style-name="Tableau8.B1" office:value-type="string">
            <text:p text:style-name="P11">- <text:text-input text:description="&lt;formatLang(category.discount)&gt;">Category discount</text:text-input> <text:span text:style-name="T5"><text:text-input text:description="&lt;o.currency_id.symbol&gt;">currency</text:text-input></text:span></text:p>
          </table:table-cell>
        </table:table-row>
      </table:table>
      <text:p text:style-name="P4"><text:text-input text:description="&lt;/if&gt;">end if discount</text:text-input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8">Total: <text:text-input text:description="&lt;formatLang(category.total)&gt;">Category total</text:text-input> <text:span text:style-name="T1"><text:text-input text:description="&lt;o.currency_id.symbol&gt;">currency</text:text-input></text:span></text:p>
          </table:table-cell>
        </table:table-row>
      </table:table>
      <text:p text:style-name="P9"/>
      <text:p text:style-name="P9"><text:text-input text:description="&lt;/when&gt;">End when</text:text-input></text:p>
      <text:p text:style-name="P9"><text:text-input text:description="&lt;/choose&gt;">End choose</text:text-input></text:p>
      <text:p text:style-name="P1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04S</meta:editing-duration>
    <meta:editing-cycles>10</meta:editing-cycles>
    <meta:generator>OpenOffice.org/3.2$Win32 OpenOffice.org_project/320m18$Build-9502</meta:generator>
    <dc:date>2014-02-20T11:32:00.94</dc:date>
    <meta:document-statistic meta:table-count="13" meta:image-count="0" meta:object-count="0" meta:page-count="2" meta:paragraph-count="60" meta:word-count="145" meta:character-count="863"/>
    <meta:user-defined meta:name="Info 1"/>
    <meta:user-defined meta:name="Info 2"/>
    <meta:user-defined meta:name="Info 3"/>
    <meta:user-defined meta:name="Info 4"/>
  </office:meta>
</office:document-meta>
</file>